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5in" fo:margin-right="0in" fo:text-indent="0in" style:auto-text-indent="false"/>
      <style:text-properties fo:font-size="11pt" style:font-size-asian="11pt" style:font-size-complex="11pt"/>
    </style:style>
    <style:style style:name="P3" style:family="paragraph" style:parent-style-name="Normal_20__28_Web_29_">
      <style:paragraph-properties style:line-height-at-least="0.1874in" fo:background-color="#ffffff">
        <style:background-image/>
      </style:paragraph-properties>
    </style:style>
    <style:style style:name="P4" style:family="paragraph" style:parent-style-name="Normal_20__28_Web_29_">
      <style:paragraph-properties style:line-height-at-least="0.1874in" fo:background-color="#ffffff">
        <style:background-image/>
      </style:paragraph-properties>
      <style:text-properties fo:font-size="11pt" style:font-size-asian="11pt" style:font-size-complex="11pt"/>
    </style:style>
    <style:style style:name="P5" style:family="paragraph" style:parent-style-name="Standard" style:master-page-name="Standard">
      <style:paragraph-properties style:page-number="auto"/>
      <style:text-properties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list-style-name="WW8Num2">
      <style:text-properties fo:font-size="11pt" style:font-size-asian="11pt" style:font-size-complex="11pt"/>
    </style:style>
    <style:style style:name="P8" style:family="paragraph" style:parent-style-name="Standard" style:list-style-name="WW8Num2"/>
    <style:style style:name="T1" style:family="text">
      <style:text-properties fo:font-size="11pt" style:font-size-asian="11pt" style:font-size-complex="11pt"/>
    </style:style>
    <style:style style:name="T2" style:family="text">
      <style:text-properties fo:font-size="11pt" officeooo:rsid="00178035" style:font-size-asian="11pt" style:font-size-complex="11pt"/>
    </style:style>
    <style:style style:name="T3" style:family="text">
      <style:text-properties fo:font-size="11pt" fo:font-style="italic" style:font-size-asian="11pt" style:font-style-asian="italic" style:font-size-complex="11pt"/>
    </style:style>
    <style:style style:name="T4" style:family="text">
      <style:text-properties fo:font-style="italic" style:font-style-asian="italic"/>
    </style:style>
    <style:style style:name="T5" style:family="text">
      <style:text-properties officeooo:rsid="001780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eve Atkins, Ph.D.</text:p>
      <text:p text:style-name="P1">910 Francesca Court</text:p>
      <text:p text:style-name="P1">Punta Gorda, Fl 33950</text:p>
      <text:p text:style-name="P1">(336)710-9122</text:p>
      <text:p text:style-name="P1"/>
      <text:p text:style-name="P1"><text:span text:style-name="T5">November </text:span>1<text:span text:style-name="T5">8</text:span>, 201<text:span text:style-name="T5">3</text:span></text:p>
      <text:p text:style-name="P1"/>
      <text:p text:style-name="P1"><text:span text:style-name="T5">Hafr Al-Batin Community</text:span> College <text:span text:style-name="T5">Mathematics and Statistic Faculty position: Sea</text:span>rch Committee:</text:p>
      <text:p text:style-name="P1"/>
      <text:p text:style-name="P3"><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2">community college faculty member </text:span><text:span text:style-name="T1">at Hafr Al-Batin. </text:span><text:span text:style-name="T2">T</text:span><text:span text:style-name="T1">hroughout my tenure </text:span><text:span text:style-name="T2">as</text:span><text:span text:style-name="T1"> college administratio</text:span><text:span text:style-name="T2">n and faculty</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text:span></text:p>
      <text:p text:style-name="P4">I am attaching my curriculum vitae to this letter, along with artifacts that support my capabilities and competence as a college administrator, and the names and contact information of individuals who will serve as my references. (Please do not contact them without first notifying me.) I am also listing below certain of my accomplishments and interests that fit most closely with my perception of what Hafr Al-Batin <text:s/>is seeking in a campus president:</text:p>
      <text:list xml:id="list4979830867250551282" text:style-name="WW8Num2">
        <text:list-item>
          <text:p text:style-name="P7">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p>
        </text:list-item>
        <text:list-item>
          <text:p text:style-name="P8"><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3">New York Times</text:span><text:span text:style-name="T1">, the </text:span><text:span text:style-name="T3">London Financial Times</text:span><text:span text:style-name="T1">, and on </text:span><text:span text:style-name="T3">National Public Radio</text:span><text:span text:style-name="T1">. <text:s text:c="2"/></text:span></text:p>
        </text:list-item>
        <text:list-item>
          <text:p text:style-name="P7">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8"><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4">Community College Journal</text:span>. The article, entitled “Effective Educational Practice,” explains how the college brought together faculty to discuss ways to decrease the amount of class time spent on lecture and <text:soft-page-break/>increase the amount of time students work together to process information and generate their own solutions to problems. In addition to this publication, the college was featured in the SACS Accreditation Toolkit as an example of how colleges are using the <text:span text:style-name="T4">Community College of Survey of Student Engagement</text:span> (<text:span text:style-name="T4">CCSSE</text:span>) data to promote student learning throughout the accreditation review process. .</text:p>
        </text:list-item>
        <text:list-item>
          <text:p text:style-name="P8"><text:span text:style-name="T1">In 2003, at Dr. Terry O’Banion’s request, I co-authored an article published in the League for Innovation in the Community College’s </text:span><text:span text:style-name="T3">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7">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7">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or and consultant. The implementation of this important study is in process and will serve as one of the foundational elements for the institution’s Quality Enhancement Plan (QEP).</text:p>
        </text:list-item>
        <text:list-item>
          <text:p text:style-name="P7">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7">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7">From 2008 to present, I have facilitated the successful implementation of nine new baccalaureate degree programs at ESC, served as the institution’s liaison for SACS, and provided leadership and expertise in the development of the College’s Quality Enhancement Plan.</text:p>
        </text:list-item>
      </text:list>
      <text:p text:style-name="P2"><text:soft-page-break/></text:p>
      <text:p text:style-name="P2"/>
      <text:p text:style-name="P1">Perhaps my greatest strength is working closely with college faculty and administration in the implementation of assessment processes for courses, programs and degrees. More resume will depict that I have an abundance of experience mentoring, training and supporting faculty and academic leadership in the creation of learning outcomes, and strategies and tools used to assess these outcomes. Moreover,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p>
      <text:p text:style-name="P1"/>
      <text:p text:style-name="P1">There are several reasons I would very much like to serve Hafr Al-Batin <text:s/><text:span text:style-name="T5">as college faculty</text:span>. The most salient reason that I am interested is the opportunity to <text:span text:style-name="T5">return to full-time teaching in an international context</text:span>. For years, I have been charged with transforming a community c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text:p>
      <text:p text:style-name="P1"/>
      <text:p text:style-name="P1">Enclosed is my resume for your review. I would like to be considered for the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7-16T16:20:00</meta:creation-date>
    <dc:date>2013-11-18T21:54:27.592000000</dc:date>
    <meta:print-date>2011-04-20T10:25:00</meta:print-date>
    <meta:editing-cycles>2</meta:editing-cycles>
    <meta:editing-duration>P15824DT17H31M44S</meta:editing-duration>
    <meta:generator>LibreOffice/4.1.1.2$Windows_x86 LibreOffice_project/7e4286b58adc75a14f6d83f53a03b6c11fa2903</meta:generator>
    <meta:document-statistic meta:table-count="0" meta:image-count="0" meta:object-count="0" meta:page-count="3" meta:paragraph-count="24" meta:word-count="1596" meta:character-count="10515" meta:non-whitespace-character-count="8940"/>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